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272626" fo:letter-spacing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272626" style:font-name="Arial" fo:font-size="12pt" fo:letter-spacing="normal" fo:font-style="normal" fo:font-weight="normal"/>
    </style:style>
    <style:style style:name="T1" style:family="text">
      <style:text-properties style:font-name="Arial" fo:font-size="12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 <text:span text:style-name="T1">poeta é um fingidor<text:line-break/>Finge tão completamente<text:line-break/>Que chega a fingir que é dor<text:line-break/>A dor que deveras sente.</text:span></text:p>
      <text:p text:style-name="P2">Fernando Pesso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19:23:54.069430723</meta:creation-date>
    <dc:date>2022-10-06T19:24:57.130034787</dc:date>
    <meta:editing-duration>PT1M3S</meta:editing-duration>
    <meta:editing-cycles>1</meta:editing-cycles>
    <meta:document-statistic meta:table-count="0" meta:image-count="0" meta:object-count="0" meta:page-count="1" meta:paragraph-count="2" meta:word-count="21" meta:character-count="114" meta:non-whitespace-character-count="94"/>
    <meta:generator>LibreOffice/5.1.6.2$Linux_X86_64 LibreOffice_project/10m0$Build-2</meta:generator>
  </office:meta>
</office:document-meta>
</file>